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6ab" officeooo:paragraph-rsid="001716ab"/>
    </style:style>
    <style:style style:name="P2" style:family="paragraph" style:parent-style-name="Standard">
      <style:text-properties officeooo:rsid="001716ab" officeooo:paragraph-rsid="00230525"/>
    </style:style>
    <style:style style:name="P3" style:family="paragraph" style:parent-style-name="Standard">
      <style:text-properties officeooo:rsid="001716ab" officeooo:paragraph-rsid="0027bd2d"/>
    </style:style>
    <style:style style:name="P4" style:family="paragraph" style:parent-style-name="Standard">
      <style:text-properties officeooo:rsid="001716ab" officeooo:paragraph-rsid="0028e4bc"/>
    </style:style>
    <style:style style:name="P5" style:family="paragraph" style:parent-style-name="Standard">
      <style:text-properties officeooo:rsid="001716ab" officeooo:paragraph-rsid="002943c5"/>
    </style:style>
    <style:style style:name="P6" style:family="paragraph" style:parent-style-name="Standard">
      <style:text-properties officeooo:rsid="001716ab" officeooo:paragraph-rsid="002cdca6"/>
    </style:style>
    <style:style style:name="P7" style:family="paragraph" style:parent-style-name="Standard">
      <style:text-properties officeooo:rsid="001716ab" officeooo:paragraph-rsid="002f4643"/>
    </style:style>
    <style:style style:name="P8" style:family="paragraph" style:parent-style-name="Standard">
      <style:text-properties officeooo:rsid="001716ab" officeooo:paragraph-rsid="002f9e77"/>
    </style:style>
    <style:style style:name="P9" style:family="paragraph" style:parent-style-name="Standard">
      <style:text-properties officeooo:rsid="00182e50" officeooo:paragraph-rsid="001716ab"/>
    </style:style>
    <style:style style:name="P10" style:family="paragraph" style:parent-style-name="Standard">
      <style:text-properties officeooo:rsid="00182e50" officeooo:paragraph-rsid="00182e50"/>
    </style:style>
    <style:style style:name="P11" style:family="paragraph" style:parent-style-name="Standard">
      <style:text-properties officeooo:rsid="00182e50" officeooo:paragraph-rsid="00248bbf"/>
    </style:style>
    <style:style style:name="P12" style:family="paragraph" style:parent-style-name="Standard">
      <style:text-properties officeooo:rsid="00182e50" officeooo:paragraph-rsid="002943c5"/>
    </style:style>
    <style:style style:name="P13" style:family="paragraph" style:parent-style-name="Standard">
      <style:text-properties officeooo:rsid="00182e50" officeooo:paragraph-rsid="0028e4bc"/>
    </style:style>
    <style:style style:name="P14" style:family="paragraph" style:parent-style-name="Standard">
      <style:text-properties officeooo:rsid="00182e50" officeooo:paragraph-rsid="0033e6b4"/>
    </style:style>
    <style:style style:name="P15" style:family="paragraph" style:parent-style-name="Standard">
      <style:text-properties officeooo:rsid="00182e50" officeooo:paragraph-rsid="003588de"/>
    </style:style>
    <style:style style:name="P16" style:family="paragraph" style:parent-style-name="Standard">
      <style:text-properties fo:font-weight="bold" officeooo:rsid="005a6887" officeooo:paragraph-rsid="005a6887" style:font-weight-asian="bold" style:font-weight-complex="bold"/>
    </style:style>
    <style:style style:name="P17" style:family="paragraph" style:parent-style-name="Standard">
      <style:text-properties officeooo:rsid="001f6cc2" officeooo:paragraph-rsid="001f6cc2"/>
    </style:style>
    <style:style style:name="P18" style:family="paragraph" style:parent-style-name="Standard">
      <style:text-properties officeooo:rsid="002143c2" officeooo:paragraph-rsid="001f6cc2"/>
    </style:style>
    <style:style style:name="P19" style:family="paragraph" style:parent-style-name="Standard">
      <style:text-properties officeooo:rsid="0022c8bd" officeooo:paragraph-rsid="0022c8bd"/>
    </style:style>
    <style:style style:name="P20" style:family="paragraph" style:parent-style-name="Standard">
      <style:text-properties officeooo:rsid="00230525" officeooo:paragraph-rsid="00230525"/>
    </style:style>
    <style:style style:name="P21" style:family="paragraph" style:parent-style-name="Standard">
      <style:text-properties officeooo:rsid="00230525" officeooo:paragraph-rsid="0023cd29"/>
    </style:style>
    <style:style style:name="P22" style:family="paragraph" style:parent-style-name="Standard">
      <style:text-properties officeooo:rsid="0023cd29" officeooo:paragraph-rsid="0023cd29"/>
    </style:style>
    <style:style style:name="P23" style:family="paragraph" style:parent-style-name="Standard">
      <style:text-properties officeooo:rsid="0024f9d1" officeooo:paragraph-rsid="0024f9d1"/>
    </style:style>
    <style:style style:name="P24" style:family="paragraph" style:parent-style-name="Standard">
      <style:text-properties officeooo:rsid="0024f9d1" officeooo:paragraph-rsid="0028e4bc"/>
    </style:style>
    <style:style style:name="P25" style:family="paragraph" style:parent-style-name="Standard">
      <style:text-properties officeooo:rsid="002943c5" officeooo:paragraph-rsid="002c6975"/>
    </style:style>
    <style:style style:name="P26" style:family="paragraph" style:parent-style-name="Standard">
      <style:text-properties officeooo:rsid="002e2484" officeooo:paragraph-rsid="002e2484"/>
    </style:style>
    <style:style style:name="P27" style:family="paragraph" style:parent-style-name="Standard">
      <style:text-properties officeooo:rsid="002f4643" officeooo:paragraph-rsid="002f4643"/>
    </style:style>
    <style:style style:name="P28" style:family="paragraph" style:parent-style-name="Standard">
      <style:text-properties officeooo:rsid="0031490b" officeooo:paragraph-rsid="0031490b"/>
    </style:style>
    <style:style style:name="P29" style:family="paragraph" style:parent-style-name="Standard">
      <style:text-properties officeooo:rsid="00326ecf" officeooo:paragraph-rsid="00326ecf"/>
    </style:style>
    <style:style style:name="P30" style:family="paragraph" style:parent-style-name="Standard">
      <style:text-properties officeooo:rsid="00326ecf" officeooo:paragraph-rsid="00330750"/>
    </style:style>
    <style:style style:name="P31" style:family="paragraph" style:parent-style-name="Standard">
      <style:text-properties officeooo:rsid="00326ecf" officeooo:paragraph-rsid="003588de"/>
    </style:style>
    <style:style style:name="P32" style:family="paragraph" style:parent-style-name="Standard">
      <style:text-properties officeooo:rsid="00330750" officeooo:paragraph-rsid="003588de"/>
    </style:style>
    <style:style style:name="P33" style:family="paragraph" style:parent-style-name="Standard">
      <style:text-properties officeooo:rsid="003588de" officeooo:paragraph-rsid="003588de"/>
    </style:style>
    <style:style style:name="P34" style:family="paragraph" style:parent-style-name="Standard">
      <style:text-properties officeooo:rsid="0035d894" officeooo:paragraph-rsid="0035d894"/>
    </style:style>
    <style:style style:name="P35" style:family="paragraph" style:parent-style-name="Standard">
      <style:text-properties officeooo:rsid="0035d894" officeooo:paragraph-rsid="003a2bfc"/>
    </style:style>
    <style:style style:name="P36" style:family="paragraph" style:parent-style-name="Standard">
      <style:text-properties officeooo:rsid="0035d894" officeooo:paragraph-rsid="003bd0bd"/>
    </style:style>
    <style:style style:name="P37" style:family="paragraph" style:parent-style-name="Standard">
      <style:text-properties officeooo:rsid="0057ea19" officeooo:paragraph-rsid="0057ea19"/>
    </style:style>
    <style:style style:name="P38" style:family="paragraph" style:parent-style-name="Standard">
      <style:text-properties officeooo:rsid="005e483c" officeooo:paragraph-rsid="005e483c"/>
    </style:style>
    <style:style style:name="P39" style:family="paragraph" style:parent-style-name="Standard">
      <style:text-properties officeooo:rsid="0060c0e7" officeooo:paragraph-rsid="0060c0e7"/>
    </style:style>
    <style:style style:name="P40" style:family="paragraph" style:parent-style-name="Standard">
      <style:text-properties officeooo:rsid="0062b2e2" officeooo:paragraph-rsid="0062b2e2"/>
    </style:style>
    <style:style style:name="P41" style:family="paragraph" style:parent-style-name="Standard">
      <style:text-properties officeooo:rsid="0027bd2d" officeooo:paragraph-rsid="0028e4bc"/>
    </style:style>
    <style:style style:name="P42" style:family="paragraph" style:parent-style-name="Standard">
      <style:text-properties officeooo:rsid="002f9e77" officeooo:paragraph-rsid="002f9e77"/>
    </style:style>
    <style:style style:name="P43" style:family="paragraph" style:parent-style-name="Standard">
      <style:text-properties officeooo:rsid="0033e6b4" officeooo:paragraph-rsid="003588de"/>
    </style:style>
    <style:style style:name="P44" style:family="paragraph" style:parent-style-name="Standard">
      <style:text-properties officeooo:rsid="003bbea1" officeooo:paragraph-rsid="003bd0bd"/>
    </style:style>
    <style:style style:name="P45" style:family="paragraph" style:parent-style-name="Text_20_body">
      <style:text-properties officeooo:rsid="002e2484" officeooo:paragraph-rsid="002e2484"/>
    </style:style>
    <style:style style:name="P46" style:family="paragraph" style:parent-style-name="Text_20_body">
      <style:text-properties officeooo:rsid="002e2484" officeooo:paragraph-rsid="0052a9b4"/>
    </style:style>
    <style:style style:name="P47" style:family="paragraph" style:parent-style-name="Text_20_body">
      <style:text-properties officeooo:rsid="002e2484" officeooo:paragraph-rsid="0054f84c"/>
    </style:style>
    <style:style style:name="P48" style:family="paragraph" style:parent-style-name="Text_20_body">
      <style:text-properties officeooo:rsid="002eab9a" officeooo:paragraph-rsid="002eab9a"/>
    </style:style>
    <style:style style:name="P49" style:family="paragraph" style:parent-style-name="Heading">
      <style:text-properties officeooo:rsid="0022c8bd"/>
    </style:style>
    <style:style style:name="P50" style:family="paragraph" style:parent-style-name="Heading_20_3">
      <style:text-properties officeooo:rsid="00248bbf"/>
    </style:style>
    <style:style style:name="T1" style:family="text">
      <style:text-properties officeooo:rsid="00182e50"/>
    </style:style>
    <style:style style:name="T2" style:family="text">
      <style:text-properties officeooo:rsid="001a19db"/>
    </style:style>
    <style:style style:name="T3" style:family="text">
      <style:text-properties officeooo:rsid="002143c2"/>
    </style:style>
    <style:style style:name="T4" style:family="text">
      <style:text-properties officeooo:rsid="00230525"/>
    </style:style>
    <style:style style:name="T5" style:family="text">
      <style:text-properties officeooo:rsid="0023cd29"/>
    </style:style>
    <style:style style:name="T6" style:family="text">
      <style:text-properties officeooo:rsid="00248bbf"/>
    </style:style>
    <style:style style:name="T7" style:family="text">
      <style:text-properties officeooo:rsid="002681aa"/>
    </style:style>
    <style:style style:name="T8" style:family="text">
      <style:text-properties officeooo:rsid="0027bd2d"/>
    </style:style>
    <style:style style:name="T9" style:family="text">
      <style:text-properties officeooo:rsid="0028e4bc"/>
    </style:style>
    <style:style style:name="T10" style:family="text">
      <style:text-properties officeooo:rsid="002e2484"/>
    </style:style>
    <style:style style:name="T11" style:family="text">
      <style:text-properties officeooo:rsid="002eab9a"/>
    </style:style>
    <style:style style:name="T12" style:family="text">
      <style:text-properties officeooo:rsid="002f4643"/>
    </style:style>
    <style:style style:name="T13" style:family="text">
      <style:text-properties officeooo:rsid="002f9e77"/>
    </style:style>
    <style:style style:name="T14" style:family="text">
      <style:text-properties officeooo:rsid="0031bce5"/>
    </style:style>
    <style:style style:name="T15" style:family="text">
      <style:text-properties officeooo:rsid="0037cee1"/>
    </style:style>
    <style:style style:name="T16" style:family="text">
      <style:text-properties officeooo:rsid="00394782"/>
    </style:style>
    <style:style style:name="T17" style:family="text">
      <style:text-properties officeooo:rsid="003bbea1"/>
    </style:style>
    <style:style style:name="T18" style:family="text">
      <style:text-properties officeooo:rsid="003bd0bd"/>
    </style:style>
    <style:style style:name="T19" style:family="text">
      <style:text-properties officeooo:rsid="0042efbf"/>
    </style:style>
    <style:style style:name="T20" style:family="text">
      <style:text-properties officeooo:rsid="0044819d"/>
    </style:style>
    <style:style style:name="T21" style:family="text">
      <style:text-properties officeooo:rsid="00469632"/>
    </style:style>
    <style:style style:name="T22" style:family="text">
      <style:text-properties officeooo:rsid="0047feca"/>
    </style:style>
    <style:style style:name="T23" style:family="text">
      <style:text-properties officeooo:rsid="0048fd47"/>
    </style:style>
    <style:style style:name="T24" style:family="text">
      <style:text-properties officeooo:rsid="0049dea7"/>
    </style:style>
    <style:style style:name="T25" style:family="text">
      <style:text-properties officeooo:rsid="004a86e2"/>
    </style:style>
    <style:style style:name="T26" style:family="text">
      <style:text-properties officeooo:rsid="004bde46"/>
    </style:style>
    <style:style style:name="T27" style:family="text">
      <style:text-properties officeooo:rsid="004d5d8e"/>
    </style:style>
    <style:style style:name="T28" style:family="text">
      <style:text-properties officeooo:rsid="004f4fcc"/>
    </style:style>
    <style:style style:name="T29" style:family="text">
      <style:text-properties officeooo:rsid="0050ceed"/>
    </style:style>
    <style:style style:name="T30" style:family="text">
      <style:text-properties officeooo:rsid="0052a9b4"/>
    </style:style>
    <style:style style:name="T31" style:family="text">
      <style:text-properties officeooo:rsid="0054f84c"/>
    </style:style>
    <style:style style:name="T32" style:family="text">
      <style:text-properties officeooo:rsid="0055dd0b"/>
    </style:style>
    <style:style style:name="T33" style:family="text">
      <style:text-properties officeooo:rsid="0055fd87"/>
    </style:style>
    <style:style style:name="T34" style:family="text">
      <style:text-properties officeooo:rsid="0057177c"/>
    </style:style>
    <style:style style:name="T35" style:family="text">
      <style:text-properties officeooo:rsid="0059b1cb"/>
    </style:style>
    <style:style style:name="T36" style:family="text">
      <style:text-properties officeooo:rsid="005f7c73"/>
    </style:style>
    <style:style style:name="T37" style:family="text">
      <style:text-properties officeooo:rsid="006663db"/>
    </style:style>
    <style:style style:name="T38" style:family="text">
      <style:text-properties officeooo:rsid="0067e72c"/>
    </style:style>
    <style:style style:name="T39" style:family="text">
      <style:text-properties officeooo:rsid="00687140"/>
    </style:style>
    <style:style style:name="T40" style:family="text">
      <style:text-properties officeooo:rsid="00688d81"/>
    </style:style>
    <style:style style:name="T41" style:family="text">
      <style:text-properties officeooo:rsid="00696c95"/>
    </style:style>
    <style:style style:name="T42" style:family="text">
      <style:text-properties officeooo:rsid="006c7229"/>
    </style:style>
    <style:style style:name="T43" style:family="text">
      <style:text-properties officeooo:rsid="006de827"/>
    </style:style>
    <style:style style:name="T44" style:family="text">
      <style:text-properties officeooo:rsid="006e9ceb"/>
    </style:style>
    <style:style style:name="T45" style:family="text">
      <style:text-properties officeooo:rsid="007058b1"/>
    </style:style>
    <style:style style:name="T46" style:family="text">
      <style:text-properties officeooo:rsid="00719f37"/>
    </style:style>
    <style:style style:name="T47" style:family="text">
      <style:text-properties officeooo:rsid="0072c9a3"/>
    </style:style>
    <style:style style:name="T48" style:family="text">
      <style:text-properties officeooo:rsid="0073d7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LIDES</text:p>
      <text:h text:style-name="Heading_20_3" text:outline-level="3">PITCH <text:span text:style-name="T10">(1sl)</text:span></text:h>
      <text:p text:style-name="P12">« </text:p>
      <text:p text:style-name="P12"/>
      <text:p text:style-name="P12"/>
      <text:p text:style-name="P12">« </text:p>
      <text:p text:style-name="P9"/>
      <text:p text:style-name="P25">Domaine visé = TIC pour <text:span text:style-name="T42">l’éducation</text:span></text:p>
      <text:p text:style-name="P25"/>
      <text:p text:style-name="P1"/>
      <text:h text:style-name="P50" text:outline-level="3">Motivations (3sl)</text:h>
      <text:p text:style-name="P10"/>
      <text:p text:style-name="P49">FERMETURES ET MONOPOLES</text:p>
      <text:p text:style-name="P10">- Certaines disciplines clés sont en train de disparaître (plus personne en <text:span text:style-name="T42">France</text:span> ne sait bobiner un moteur)</text:p>
      <text:p text:style-name="P10">- <text:span text:style-name="T3"><text:s/></text:span>Certaines disciplines restent l'exclusivité de quelques pays, voire un seul (Learning = US, Architecture de calcul hautes performances (e.g . FPGA) = US, <text:span text:style-name="T2">applications militaires (drone, réseaux</text:span>). À la différence des programme<text:span text:style-name="T2">s</text:span> spa<text:span text:style-name="T2">t</text:span>iaux, <text:span text:style-name="T2">il n'y a pas de concurrence entre les grands blocs géopolitiques (les chinois vont sur la lune). Le modèle US reste très fermé en terme de PI =&gt; pas d'accès libre aux technologie par la population. « Faisez nous confiance ! ».</text:span></text:p>
      <text:p text:style-name="P10"/>
      <text:p text:style-name="P17">Les machines ne se programment plus au XXIè siècle comme elles se programmaient au Xxème</text:p>
      <text:p text:style-name="P17">=&gt; Les données sont devenue un élément central des systèmes numériques =&gt; quid des données? programmes publics mais données privées =&gt; système fermé). learning → données entraînement, satellites, voitures autonomes, cameras automatiques (e.g., surveillance) → données captées, </text:p>
      <text:p text:style-name="P19">Nouveaux objets connectés. La tablette remplace le PC : plus pratique, mais on perd le contrôle !</text:p>
      <text:p text:style-name="P19">Plateformes ouvertes (GNU/Linux et <text:span text:style-name="T43">consorts</text:span>) → Plateformes fermées (Android).</text:p>
      <text:p text:style-name="P19"/>
      <text:p text:style-name="P41">Cercles vicieux des licences, des ventes-liées connaissances-outil <text:s/>(schéma-bloc = simulink, BDD=oracle,access) =&gt; Nous sommes tous responsables</text:p>
      <text:p text:style-name="P4"/>
      <text:p text:style-name="P27"><text:a xlink:type="simple" xlink:href="http://futureoflife.org/open-letter-autonomous-weapons/" text:style-name="Internet_20_link">http://futureoflife.org/open-letter-autonomous-weapons/</text:a></text:p>
      <text:p text:style-name="P27"/>
      <text:p text:style-name="P3"/>
      <text:p text:style-name="P18"/>
      <text:p text:style-name="Heading"><text:span text:style-name="T44">DÉRESPONSABILISATION</text:span> DES UTILISATEURS</text:p>
      <text:p text:style-name="P19"/>
      <text:p text:style-name="P19">Robotique de service vs. Robotique <text:span text:style-name="T44">pédagogique</text:span></text:p>
      <text:p text:style-name="P19">responsabilité → facteur <text:span text:style-name="T44">d’émancipation.</text:span></text:p>
      <text:p text:style-name="P19">On veut pas des utilisateurs <text:span text:style-name="T44">bébêtes</text:span> à qui on promet la lune  (dixit Ramesh).</text:p>
      <text:p text:style-name="P19"/>
      <text:p text:style-name="P19"/>
      <text:p text:style-name="Heading"><text:soft-page-break/>MANQUE IDENTIFIÉ : OUTILS <text:span text:style-name="T45">PÉDAGOGIQUES</text:span> ACCESSIBLES, ROBUSTES, ET PLURIDISCIPLINAIRES POUR L'APPRENTISSAGE DES TIC.</text:p>
      <text:p text:style-name="P19"/>
      <text:p text:style-name="P19">« Connectés pour apprendre » = but vertueux = le <text:span text:style-name="T45">numérique</text:span> en soi va aider les enfants à apprendre ET comprendre. =&gt; <text:span text:style-name="T45">ÉCHEC</text:span> TERRIBLE <text:span text:style-name="T45">(et absolument prévisible)</text:span> !</text:p>
      <text:p text:style-name="P19">Il ne suffit pas de placer un tableau numérique au mur de la classe pour <text:span text:style-name="T46">é</text:span>veiller les enfants à leur compr<text:span text:style-name="T46">é</text:span>hension. </text:p>
      <text:p text:style-name="P19">Dixit enqu<text:span text:style-name="T46">ê</text:span>te :</text:p>
      <text:p text:style-name="P19">→ Absence totale de d<text:span text:style-name="T46">é</text:span>marche pédagogique</text:p>
      <text:p text:style-name="P19">→ Outils ternes, fermés, inutilisables </text:p>
      <text:p text:style-name="P19"/>
      <text:p text:style-name="P1"/>
      <text:p text:style-name="P19">« le fait de garantir l’acquisition par chaque enfant d’un niveau de compétences de </text:p>
      <text:p text:style-name="P19">base en compréhension de l’écrit et en mathématiques semble bien plus utile pour améliorer </text:p>
      <text:p text:style-name="P19">l’égalité des chances dans notre monde numérique que l’élargissement ou la subvention de </text:p>
      <text:p text:style-name="P19">l’accès aux appareils et services de haute technologie. »</text:p>
      <text:p text:style-name="P1"/>
      <text:p text:style-name="P2">« <text:span text:style-name="T4">Lorsque les élèves utilisent leurs smartphones pour copier-coller des réponses toutes faites </text:span></text:p>
      <text:p text:style-name="P20">aux questions qui leur sont posées, il est peu probable que leurs capacités intellectuelles s’en </text:p>
      <text:p text:style-name="P20">trouvent renforcées. ».</text:p>
      <text:p text:style-name="P20"/>
      <text:p text:style-name="P21">« <text:span text:style-name="T5">L’impact de la technologie sur l’offre </text:span></text:p>
      <text:p text:style-name="P22">éducative reste sous-optimal, en raison de la possible surestimation des compétences numériques </text:p>
      <text:p text:style-name="P22">des enseignants comme des élèves, de la naïveté de la conception et de la mise en œuvre des </text:p>
      <text:p text:style-name="P22">stratégies dans ce domaine, de la mauvaise compréhension de la pédagogie, ou de la piètre </text:p>
      <text:p text:style-name="P22">qualité globale des logiciels et didacticiels éducatifs. Combien d’enfants choisiraient de jouer </text:p>
      <text:p text:style-name="P22">à un jeu vidéo s’il était de la même qualité que les logiciels que l’on trouve dans de nombreuses </text:p>
      <text:p text:style-name="P22">classes du monde entier <text:s/>? »</text:p>
      <text:p text:style-name="P1"/>
      <text:p text:style-name="P1"/>
      <text:h text:style-name="Heading_20_3" text:outline-level="3">Projet : <text:span text:style-name="T6">Un robot modulaire comme plateforme ouverte d'enseignement pluridisciplinaire. (1sl)</text:span></text:h>
      <text:p text:style-name="P7">- <text:span text:style-name="T1">Objectif :</text:span></text:p>
      <text:p text:style-name="P7">« <text:span text:style-name="T1">Rendre accessible (en terme de (i) prix, (ii) ouverture des technos, (iii) ressources pédagogiques associées </text:span></text:p>
      <text:p text:style-name="P7"/>
      <text:p text:style-name="P11">- Parce que ça regroupe une multitude de disciplines technologiques int<text:span text:style-name="T46">é</text:span>ressantes (traitement du signal, OS temps réel, automatique...<text:span text:style-name="T37">)</text:span></text:p>
      <text:p text:style-name="P11"/>
      <text:p text:style-name="P23">- Robot c'est cool</text:p>
      <text:p text:style-name="P23"/>
      <text:p text:style-name="P23">- Mobilité : possibilité de travailler « sur le terrain », <text:span text:style-name="T7">sortir de la classe…</text:span></text:p>
      <text:p text:style-name="P23"/>
      <text:p text:style-name="P23">- <text:span text:style-name="T7">Se confronter à des réalités physiques =&gt; sortir des modèles simulés (Matlab), capter et traiter des signaux réels, constater la variabilité, l’imprédictibilité d'un environnement concret.</text:span></text:p>
      <text:p text:style-name="P23"/>
      <text:p text:style-name="P24">- <text:span text:style-name="T9">Sortir des cercles vicieux</text:span> <text:span text:style-name="T8">via l'open-hardware, l'open-source et le logiciel libre</text:span></text:p>
      <text:p text:style-name="P24"/>
      <text:p text:style-name="P24">- <text:span text:style-name="T9">Modèle contributif (contributions pédagogique = sujets de TP, contributions briques technos = </text:span><text:soft-page-break/><text:span text:style-name="T9">devices, drivers, applications).</text:span></text:p>
      <text:p text:style-name="P24"/>
      <text:p text:style-name="P24">- <text:span text:style-name="T11">Créer et animer une communauté d'utilisateurs (enseignants, hobbyists, ingénieurs)</text:span></text:p>
      <text:p text:style-name="P13"/>
      <text:h text:style-name="Heading_20_3" text:outline-level="3">Existant – <text:span text:style-name="T12">originalité vis-à-vis de la concurrence (1sl)</text:span></text:h>
      <text:p text:style-name="P42">Marché robotique : </text:p>
      <text:p text:style-name="P8">1. Arduino<text:span text:style-name="T13">bot</text:span>, <text:span text:style-name="T1">Raspberry-bots = </text:span>robot jouet qui pue, <text:span text:style-name="T1">settop box maison</text:span></text:p>
      <text:p text:style-name="P5">2. robot monstrueusement cher (robosoft, tino),</text:p>
      <text:p text:style-name="P5">3. Robotique de services : rumba et diyaone</text:p>
      <text:p text:style-name="P14">4. Robot ouvert libre, pour hobbyist et <text:span text:style-name="T47">é</text:span>ducation (segment ouvert) ← nous</text:p>
      <text:p text:style-name="P14"/>
      <text:p text:style-name="P33">Heritage :</text:p>
      <text:p text:style-name="P28">1. FSF</text:p>
      <text:p text:style-name="P28">2. <text:span text:style-name="T14">Arduino / charity</text:span></text:p>
      <text:p text:style-name="P29">3. Initiatives libres de grandes compa<text:span text:style-name="T48">g</text:span>nies = Texas Instruments = Beagle Board</text:p>
      <text:p text:style-name="P30"/>
      <text:p text:style-name="P6"/>
      <text:p text:style-name="P6"/>
      <text:h text:style-name="Heading_20_3" text:outline-level="3">BUSINESS MODEL</text:h>
      <text:p text:style-name="Text_20_body">- <text:span text:style-name="T33">ACTIVITÉS</text:span></text:p>
      <text:p text:style-name="Text_20_body">→<text:span text:style-name="T33"> Développement</text:span></text:p>
      <text:p text:style-name="Text_20_body">→<text:span text:style-name="T33"> Animation communauté</text:span></text:p>
      <text:p text:style-name="Text_20_body">→<text:span text:style-name="T33"> Formation s</text:span></text:p>
      <text:p text:style-name="P45">- <text:span text:style-name="T33">SEGMENT CONSOMMATEURS</text:span></text:p>
      <text:p text:style-name="P45">→<text:span text:style-name="T34"> Écoles</text:span></text:p>
      <text:p text:style-name="P45">→<text:span text:style-name="T34"> Étudiants</text:span></text:p>
      <text:p text:style-name="P45">→<text:span text:style-name="T34"> Hobbyists</text:span></text:p>
      <text:p text:style-name="P45">→<text:span text:style-name="T34"> Labos</text:span></text:p>
      <text:p text:style-name="P45">→<text:span text:style-name="T34"> Milieu culturel et associatif (MJC, ...)</text:span></text:p>
      <text:p text:style-name="P45">- <text:span text:style-name="T25">RESSOURCES</text:span></text:p>
      <text:p text:style-name="P45">→<text:span text:style-name="T28"> machines fablab</text:span></text:p>
      <text:p text:style-name="P45">→<text:span text:style-name="T28"> outils mis à dispo (ENSEA, ETIS, UCP)</text:span></text:p>
      <text:p text:style-name="P45">→<text:span text:style-name="T32"> communauté, base de connaissances animée, étudiants, contributeurs</text:span></text:p>
      <text:p text:style-name="P45">- <text:span text:style-name="T26">COÛTS</text:span></text:p>
      <text:p text:style-name="P45">→<text:span text:style-name="T32"> Achat de matières premières</text:span></text:p>
      <text:p text:style-name="P45">→<text:span text:style-name="T32"> Prestations (mécanique, électronique)</text:span></text:p>
      <text:p text:style-name="P45">→<text:span text:style-name="T32"> Salaires</text:span></text:p>
      <text:p text:style-name="P45"><text:soft-page-break/>- <text:span text:style-name="T27">POLITIQUE DE PRIX</text:span></text:p>
      <text:p text:style-name="P45">→<text:span text:style-name="T30"> Unités/marge</text:span></text:p>
      <text:p text:style-name="P46">→<text:span text:style-name="T29"> 300€</text:span></text:p>
      <text:p text:style-name="P45">- <text:span text:style-name="T31">CANAUX</text:span></text:p>
      <text:p text:style-name="P47">→<text:span text:style-name="T31"> Compétitions/ Maker faire…</text:span></text:p>
      <text:p text:style-name="P47">- <text:span text:style-name="T32">RELATIONS CONSOMMATEURS</text:span></text:p>
      <text:p text:style-name="P47">→<text:span text:style-name="T32"> Support en ligne, Fiches TP</text:span></text:p>
      <text:p text:style-name="P47">→<text:span text:style-name="T32"> Formations</text:span></text:p>
      <text:p text:style-name="P47">- <text:span text:style-name="T33">REVENUS</text:span></text:p>
      <text:p text:style-name="P47">→<text:span text:style-name="T33"> Ventes</text:span></text:p>
      <text:p text:style-name="P47">→<text:span text:style-name="T33"> Financement participatif</text:span></text:p>
      <text:p text:style-name="P47">→<text:span text:style-name="T33"> Co-développement</text:span></text:p>
      <text:p text:style-name="P47">→<text:span text:style-name="T33"> Leasing</text:span></text:p>
      <text:p text:style-name="P47"/>
      <text:p text:style-name="P47">→<text:span text:style-name="T32"> SAV ?</text:span></text:p>
      <text:p text:style-name="P47"/>
      <text:p text:style-name="P45"/>
      <text:h text:style-name="Heading_20_3" text:outline-level="3">SWOT</text:h>
      <text:p text:style-name="P34"><text:span text:style-name="T38">Forces </text:span>:</text:p>
      <text:p text:style-name="P34">- <text:span text:style-name="T16">Coupe de robotique</text:span></text:p>
      <text:p text:style-name="P34">- <text:span text:style-name="T16">Docteurs en TIC, thématiques complémentaires (maîtrise complète des technos soft/hard)</text:span></text:p>
      <text:p text:style-name="P34">- <text:span text:style-name="T16">Contacts écoles/universités/collègues chercheurs/milieu asso.</text:span></text:p>
      <text:p text:style-name="P34">- <text:span text:style-name="T18">Pas de coût d'infrastructure. Peu de stock (flux tendu?)</text:span></text:p>
      <text:p text:style-name="P34">- <text:span text:style-name="T39">Indépendance d'une techno propriétaire quelconque = on se ré-adapte facilement aux mutations techno</text:span></text:p>
      <text:p text:style-name="P34">- <text:span text:style-name="T21">Modularité = adaptable à a volée aux goûts des utilisateurs.</text:span></text:p>
      <text:p text:style-name="P34">- <text:span text:style-name="T23">On a été enseignants ! On utilisera notre produit → cycle vertueux.</text:span></text:p>
      <text:p text:style-name="P34">- <text:span text:style-name="T24">On a une expérience pro en R&amp;D robotique !</text:span></text:p>
      <text:p text:style-name="P34">- <text:span text:style-name="T24">Promesses d'achat.</text:span></text:p>
      <text:p text:style-name="P34">- <text:span text:style-name="T39">Auto-entrepreneur</text:span></text:p>
      <text:p text:style-name="P34"/>
      <text:p text:style-name="P34"><text:span text:style-name="T38">Faiblesses </text:span>:</text:p>
      <text:p text:style-name="P34">- <text:span text:style-name="T15">PI → création de valeur inhabituelle. Absence de levier.</text:span></text:p>
      <text:p text:style-name="P34">- <text:span text:style-name="T16">Commercial ?</text:span></text:p>
      <text:p text:style-name="P34">- <text:span text:style-name="T18">Apport initial</text:span></text:p>
      <text:p text:style-name="P34"/>
      <text:p text:style-name="P15"/>
      <text:p text:style-name="P43">Opportunités : </text:p>
      <text:p text:style-name="P32">- Altium = version gratuite du soft (pas libre) si usage pour du libre.</text:p>
      <text:p text:style-name="P32"><text:soft-page-break/>- <text:span text:style-name="T20">Nouvelles directives gouvernementales + enquêtes OCDE.</text:span></text:p>
      <text:p text:style-name="P32">- <text:span text:style-name="T16">Futur en seine : implication tissu local.</text:span></text:p>
      <text:p text:style-name="P32">- <text:span text:style-name="T16">JEU/JEI, CIR</text:span></text:p>
      <text:p text:style-name="P32">- <text:span text:style-name="T19">Fablabs</text:span></text:p>
      <text:p text:style-name="P32"/>
      <text:p text:style-name="P31"/>
      <text:p text:style-name="P34"><text:span text:style-name="T40">Menaces </text:span>:</text:p>
      <text:p text:style-name="P35">- <text:span text:style-name="T17">Amalgame : Yet another Arduino-like project</text:span></text:p>
      <text:p text:style-name="P36">- <text:span text:style-name="T40">Élargissement du segment customer robotics (service → hobby → éducation)</text:span></text:p>
      <text:p text:style-name="P44">- <text:span text:style-name="T40">Démocratisation</text:span> des prix (recherche → <text:span text:style-name="T40">éducation</text:span>) → petite <text:span text:style-name="T40">série</text:span> vs grandes industries implantées</text:p>
      <text:p text:style-name="P36">- <text:s/><text:span text:style-name="T22">Technos cœurs pas forcément libres et maintenues (FPGA, CPU, est-ce l'avenir?)</text:span></text:p>
      <text:p text:style-name="P36"/>
      <text:p text:style-name="P36"/>
      <text:p text:style-name="P36"/>
      <text:p text:style-name="P34"/>
      <text:p text:style-name="P48"/>
      <text:h text:style-name="Heading_20_3" text:outline-level="3">ROADMAP</text:h>
      <text:p text:style-name="P26">- <text:span text:style-name="T28">Durée de développement du prototype 1</text:span></text:p>
      <text:p text:style-name="P26">- <text:span text:style-name="T28">Approvisionnement</text:span></text:p>
      <text:p text:style-name="P26"/>
      <text:p text:style-name="P26"/>
      <text:p text:style-name="P1"/>
      <text:p text:style-name="P1"/>
      <text:p text:style-name="P1"/>
      <text:p text:style-name="Title">QUESTION</text:p>
      <text:p text:style-name="P1"/>
      <text:p text:style-name="P16">BUSINESS</text:p>
      <text:p text:style-name="P1">- <text:span text:style-name="T35">Interlocuteurs et niveau de présentation compta/finance/business (quand écrire le BFR et pour qui?)</text:span></text:p>
      <text:p text:style-name="P1">- <text:span text:style-name="T41">Échéances</text:span> CIR, JEU, dépôt légaux, emprunts, concours innovation, etc.</text:p>
      <text:p text:style-name="P1">- <text:span text:style-name="T41">Chômeur</text:span></text:p>
      <text:p text:style-name="P1">- Conséquences faillite</text:p>
      <text:p text:style-name="P1">- Modèle « <text:span text:style-name="T41">Économie</text:span> Sociale et Solidaire » genre asso, SCOP, et tout : bien expliquer qu'on veut plutôt faire du libre et est-ce qu'il existe un cadre sympa et approprié pour faire ce type de projet en <text:span text:style-name="T41">France</text:span>… (US=fondation soft, UK=charity lucrative…)</text:p>
      <text:p text:style-name="P37"/>
      <text:p text:style-name="P38">Com ? <text:span text:style-name="T36">Relation labo et uni d'origine, valo ?</text:span></text:p>
      <text:p text:style-name="P39">Est-ce utile de lier à nos travaux de thèse ?</text:p>
      <text:p text:style-name="P40">Qu'est ce que l'innovation et la recherche au sens du CIR → tombe t on direct dedans ou doit on ornementer ?</text:p>
      <text:p text:style-name="P40"/>
      <text:p text:style-name="P40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4:34:08.956583290</meta:creation-date>
    <dc:date>2016-01-31T21:29:08.089043746</dc:date>
    <meta:editing-duration>PT3H28M35S</meta:editing-duration>
    <meta:editing-cycles>96</meta:editing-cycles>
    <meta:generator>LibreOffice/4.2.3.3$Linux_X86_64 LibreOffice_project/420m0$Build-3</meta:generator>
    <meta:document-statistic meta:table-count="0" meta:image-count="0" meta:object-count="0" meta:page-count="5" meta:paragraph-count="132" meta:word-count="1090" meta:character-count="7048" meta:non-whitespace-character-count="6065"/>
  </office:meta>
</office:document-meta>
</file>